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18cm" svg:stroke-color="#000000" svg:stroke-linecap="butt" draw:fill="solid" draw:fill-color="#fadc1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 style:list-style-name="L1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 style:list-style-name="L1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 style:list-style-name="L1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.018cm" svg:stroke-color="#0d0d0d" svg:stroke-linecap="butt" draw:fill="solid" draw:fill-color="#ff0700" draw:textarea-horizontal-align="center" draw:textarea-vertical-align="middle" draw:auto-grow-height="false" draw:fit-to-size="false" style:shrink-to-fit="false" fo:min-height="0.424cm" fo:min-width="1.024cm" fo:padding-top="0.6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.018cm" svg:stroke-color="#0d0d0d" svg:stroke-linecap="butt" draw:fill="solid" draw:fill-color="#ff9d2d" draw:textarea-horizontal-align="center" draw:textarea-vertical-align="middle" draw:auto-grow-height="false" draw:fit-to-size="false" style:shrink-to-fit="false" fo:min-height="0.924cm" fo:min-width="1.024cm" fo:padding-top="0.1cm" fo:padding-bottom="0cm" fo:padding-left="0cm" fo:padding-right="0cm" fo:wrap-option="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.018cm" svg:stroke-color="#0d0d0d" svg:stroke-linecap="butt" draw:fill="solid" draw:fill-color="#ff9d2d" draw:textarea-horizontal-align="center" draw:textarea-vertical-align="middle" draw:auto-grow-height="false" draw:fit-to-size="false" style:shrink-to-fit="false" fo:min-height="0.624cm" fo:min-width="0.974cm" fo:padding-top="0.4cm" fo:padding-bottom="0cm" fo:padding-left="0.05cm" fo:padding-right="0cm" fo:wrap-option="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18cm" svg:stroke-color="#0d0d0d" svg:stroke-linecap="butt" draw:fill="solid" draw:fill-color="#ff9d2d" draw:textarea-horizontal-align="center" draw:textarea-vertical-align="middle" draw:auto-grow-height="false" draw:fit-to-size="false" style:shrink-to-fit="false" fo:min-height="0.964cm" fo:min-width="1.024cm" fo:padding-top="0.06cm" fo:padding-bottom="0cm" fo:padding-left="0cm" fo:padding-right="0cm" fo:wrap-option="wrap"/>
      <style:paragraph-properties style:writing-mode="lr-tb"/>
    </style:style>
    <style:style style:name="gr11" style:family="graphic" style:parent-style-name="standard">
      <style:graphic-properties draw:stroke="solid" svg:stroke-width="0.071cm" svg:stroke-color="#ff0700" draw:marker-end="msArrowEnd_20_5" draw:marker-end-width="0.213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fadc19" draw:marker-end="msArrowEnd_20_5" draw:marker-end-width="0.213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6cm" fo:padding-bottom="0cm" fo:padding-left="0cm" fo:padding-right="0cm" fo:wrap-option="wrap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1cm" fo:padding-bottom="0cm" fo:padding-left="0cm" fo:padding-right="0cm" fo:wrap-option="wrap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4cm" fo:padding-bottom="0cm" fo:padding-left="0.05cm" fo:padding-right="0cm" fo:wrap-option="wrap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06cm" fo:padding-bottom="0cm" fo:padding-left="0cm" fo:padding-right="0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svg:stroke-color="#fadc19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svg:stroke-color="#fadc19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svg:stroke-color="#fadc19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svg:stroke-color="#fadc19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>
      <style:graphic-properties style:protect="size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adc19"/>
      <style:paragraph-properties fo:text-align="center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solid" draw:fill-color="#acd1d8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solid" draw:fill-color="#ff07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solid" draw:fill-color="#ff9d2d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solid" draw:fill-color="#ff9d2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none"/>
      <style:paragraph-properties fo:text-align="center"/>
      <style:text-properties fo:font-size="18pt"/>
    </style:style>
    <style:style style:name="P9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0" style:family="paragraph">
      <loext:graphic-properties draw:fill="solid" draw:fill-color="#acd1d8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-25% 58%" style:font-name="Calibri1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-25% 58%" style:font-name="Calibri1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language="de" fo:country="DE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Ellipse 3" draw:style-name="gr1" draw:text-style-name="P1" draw:layer="layout" svg:width="0.799cm" svg:height="0.799cm" svg:x="2.699cm" svg:y="1.724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" draw:style-name="gr1" draw:text-style-name="P1" draw:layer="layout" svg:width="0.799cm" svg:height="0.799cm" svg:x="2.699cm" svg:y="2.724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1" draw:text-style-name="P1" draw:layer="layout" svg:width="0.799cm" svg:height="0.799cm" svg:x="2.699cm" svg:y="3.724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6" draw:style-name="gr1" draw:text-style-name="P1" draw:layer="layout" svg:width="0.799cm" svg:height="0.799cm" svg:x="2.699cm" svg:y="4.724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" draw:text-style-name="P1" draw:layer="layout" svg:width="0.799cm" svg:height="0.799cm" svg:x="2.699cm" svg:y="5.72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8" draw:style-name="gr1" draw:text-style-name="P1" draw:layer="layout" svg:width="0.799cm" svg:height="0.799cm" svg:x="2.699cm" svg:y="6.72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9" draw:style-name="gr1" draw:text-style-name="P1" draw:layer="layout" svg:width="0.799cm" svg:height="0.799cm" svg:x="2.699cm" svg:y="7.72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" draw:text-style-name="P1" draw:layer="layout" svg:width="0.799cm" svg:height="0.799cm" svg:x="2.699cm" svg:y="8.72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1" draw:style-name="gr1" draw:text-style-name="P1" draw:layer="layout" svg:width="0.799cm" svg:height="0.799cm" svg:x="2.699cm" svg:y="9.72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108">
          <draw:custom-shape draw:name="Rechteck 12" draw:style-name="gr2" draw:text-style-name="P1" draw:layer="layout" svg:width="1.023cm" svg:height="1.023cm" svg:x="1.499cm" svg:y="11.253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3" draw:style-name="gr2" draw:text-style-name="P1" draw:layer="layout" svg:width="1.023cm" svg:height="1.023cm" svg:x="2.523cm" svg:y="11.253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4" draw:style-name="gr2" draw:text-style-name="P1" draw:layer="layout" svg:width="1.023cm" svg:height="1.023cm" svg:x="3.547cm" svg:y="11.253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5" draw:style-name="gr2" draw:text-style-name="P1" draw:layer="layout" svg:width="1.023cm" svg:height="1.023cm" svg:x="1.499cm" svg:y="12.277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6" draw:style-name="gr2" draw:text-style-name="P1" draw:layer="layout" svg:width="1.023cm" svg:height="1.023cm" svg:x="2.523cm" svg:y="12.277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7" draw:style-name="gr2" draw:text-style-name="P1" draw:layer="layout" svg:width="1.023cm" svg:height="1.023cm" svg:x="3.547cm" svg:y="12.277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8" draw:style-name="gr2" draw:text-style-name="P1" draw:layer="layout" svg:width="1.023cm" svg:height="1.023cm" svg:x="1.499cm" svg:y="13.301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9" draw:style-name="gr2" draw:text-style-name="P1" draw:layer="layout" svg:width="1.023cm" svg:height="1.023cm" svg:x="2.523cm" svg:y="13.301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0" draw:style-name="gr2" draw:text-style-name="P1" draw:layer="layout" svg:width="1.023cm" svg:height="1.023cm" svg:x="3.547cm" svg:y="13.301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Ellipse 21" draw:style-name="gr3" draw:text-style-name="P3" draw:layer="layout" svg:width="0.799cm" svg:height="0.799cm" svg:x="13.9cm" svg:y="3.924cm">
          <text:p text:style-name="P2"><text:span text:style-name="T1">s</text:span><text:span text:style-name="T2">1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" draw:style-name="gr4" draw:text-style-name="P3" draw:layer="layout" svg:width="0.799cm" svg:height="0.799cm" svg:x="13.9cm" svg:y="5.325cm">
          <text:p text:style-name="P2"><text:span text:style-name="T1">s</text:span><text:span text:style-name="T2">1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3" draw:style-name="gr5" draw:text-style-name="P3" draw:layer="layout" svg:width="0.799cm" svg:height="0.799cm" svg:x="13.9cm" svg:y="6.725cm">
          <text:p text:style-name="P2"><text:span text:style-name="T1">s</text:span><text:span text:style-name="T2">2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4" draw:style-name="gr6" draw:text-style-name="P3" draw:layer="layout" svg:width="0.799cm" svg:height="0.799cm" svg:x="13.9cm" svg:y="8.125cm">
          <text:p text:style-name="P2"><text:span text:style-name="T1">s</text:span><text:span text:style-name="T2">2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25" draw:style-name="gr7" draw:text-style-name="P4" draw:layer="layout" svg:width="1.023cm" svg:height="1.023cm" svg:x="7.651cm" svg:y="11.25cm">
          <text:p text:style-name="P2"><text:span text:style-name="T3">W</text:span><text:span text:style-name="T4">11</text:span></text:p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6" draw:style-name="gr8" draw:text-style-name="P6" draw:layer="layout" svg:width="1.023cm" svg:height="1.023cm" svg:x="8.676cm" svg:y="11.25cm">
          <text:p text:style-name="P5"><text:span text:style-name="T3">W</text:span><text:span text:style-name="T4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7" draw:style-name="gr9" draw:text-style-name="P7" draw:layer="layout" svg:width="1.023cm" svg:height="1.023cm" svg:x="7.651cm" svg:y="12.274cm">
          <text:p text:style-name="P2"><text:span text:style-name="T3">W</text:span><text:span text:style-name="T4">12</text:span></text:p>
          <text:p text:style-name="P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0" draw:text-style-name="P6" draw:layer="layout" svg:width="1.023cm" svg:height="1.023cm" svg:x="8.676cm" svg:y="12.274cm">
          <text:p text:style-name="P5"><text:span text:style-name="T3">W</text:span><text:span text:style-name="T4">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9" draw:style-name="gr11" draw:text-style-name="P8" draw:layer="layout" svg:width="10.4cm" svg:height="2.199cm" svg:x="3.499cm" svg:y="2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52" draw:style-name="gr12" draw:text-style-name="P8" draw:layer="layout" svg:width="10.4cm" svg:height="1.199cm" svg:x="3.499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59" draw:style-name="gr11" draw:text-style-name="P8" draw:layer="layout" svg:width="10.4cm" svg:height="2.599cm" svg:x="3.499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5" draw:style-name="gr12" draw:text-style-name="P8" draw:layer="layout" svg:width="10.4cm" svg:height="2.999cm" svg:x="3.499cm" svg:y="4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8" draw:style-name="gr12" draw:text-style-name="P8" draw:layer="layout" svg:width="10.4cm" svg:height="0.799cm" svg:x="3.499cm" svg:y="4.3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71" draw:style-name="gr11" draw:text-style-name="P8" draw:layer="layout" svg:width="10.4cm" svg:height="1.999cm" svg:x="3.499cm" svg:y="5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74" draw:style-name="gr12" draw:text-style-name="P8" draw:layer="layout" svg:width="10.4cm" svg:height="1.799cm" svg:x="3.499cm" svg:y="4.3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76" draw:style-name="gr12" draw:text-style-name="P8" draw:layer="layout" svg:width="10.4cm" svg:height="0.399cm" svg:x="3.499cm" svg:y="5.7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79" draw:style-name="gr12" draw:text-style-name="P8" draw:layer="layout" svg:width="10.4cm" svg:height="0.999cm" svg:x="3.499cm" svg:y="6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82" draw:style-name="gr11" draw:text-style-name="P8" draw:layer="layout" svg:width="10.4cm" svg:height="2.399cm" svg:x="3.499cm" svg:y="6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85" draw:style-name="gr12" draw:text-style-name="P8" draw:layer="layout" svg:width="10.4cm" svg:height="1.399cm" svg:x="3.499cm" svg:y="5.7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8" draw:style-name="gr12" draw:text-style-name="P8" draw:layer="layout" svg:width="10.4cm" svg:height="1.399cm" svg:x="3.499cm" svg:y="7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91" draw:style-name="gr12" draw:text-style-name="P8" draw:layer="layout" svg:width="10.4cm" svg:height="0.999cm" svg:x="3.499cm" svg:y="7.1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94" draw:style-name="gr12" draw:text-style-name="P8" draw:layer="layout" svg:width="10.4cm" svg:height="1.999cm" svg:x="3.499cm" svg:y="7.1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97" draw:style-name="gr12" draw:text-style-name="P8" draw:layer="layout" svg:width="10.4cm" svg:height="0.599cm" svg:x="3.499cm" svg:y="8.5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00" draw:style-name="gr12" draw:text-style-name="P8" draw:layer="layout" svg:width="10.4cm" svg:height="1.599cm" svg:x="3.499cm" svg:y="8.5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2" draw:style-name="gr13" draw:text-style-name="P9" draw:layer="layout" svg:width="25.399cm" svg:height="1.26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3" draw:text-style-name="P9" draw:layer="layout" svg:width="25.399cm" svg:height="1.26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9" draw:layer="layout" svg:width="25.399cm" svg:height="1.26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55">
          <draw:custom-shape draw:name="Rechteck 56" draw:style-name="gr14" draw:text-style-name="P3" draw:layer="layout" svg:width="1.023cm" svg:height="1.023cm" svg:x="13.052cm" svg:y="11.25cm">
            <text:p text:style-name="P2"><text:span text:style-name="T3">s</text:span><text:span text:style-name="T4">11</text:span></text:p>
            <text:p text:style-name="P2"><text:span text:style-name="T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7" draw:style-name="gr15" draw:text-style-name="P10" draw:layer="layout" svg:width="1.023cm" svg:height="1.023cm" svg:x="14.076cm" svg:y="11.25cm">
            <text:p text:style-name="P5"><text:span text:style-name="T3">s</text:span><text:span text:style-name="T4">1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8" draw:style-name="gr16" draw:text-style-name="P3" draw:layer="layout" svg:width="1.023cm" svg:height="1.023cm" svg:x="13.052cm" svg:y="12.274cm">
            <text:p text:style-name="P2"><text:span text:style-name="T3">s</text:span><text:span text:style-name="T4">12</text:span></text:p>
            <text:p text:style-name="P2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0" draw:style-name="gr17" draw:text-style-name="P10" draw:layer="layout" svg:width="1.023cm" svg:height="1.023cm" svg:x="14.076cm" svg:y="12.274cm">
            <text:p text:style-name="P5"><text:span text:style-name="T3">s</text:span><text:span text:style-name="T4">2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67" draw:style-name="gr18" draw:text-style-name="P11" draw:layer="layout" svg:width="2.599cm" svg:height="0.73cm" draw:transform="rotate (-0.213104701668507) translate (7.044cm 6.325cm)">
          <text:p text:style-name="P2"><text:span text:style-name="T1">W</text:span><text:span text:style-name="T2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9" draw:style-name="gr19" draw:text-style-name="P11" draw:layer="layout" svg:width="2.599cm" svg:height="0.73cm" draw:transform="rotate (-0.23387411976724) translate (6.657cm 3.3cm)">
          <text:p text:style-name="P2"><text:span text:style-name="T1">W</text:span><text:span text:style-name="T2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20" draw:text-style-name="P11" draw:layer="layout" svg:width="2.599cm" svg:height="0.73cm" draw:transform="rotate (-0.179245314179817) translate (4.424cm 4.724cm)">
          <text:p text:style-name="P2"><text:span text:style-name="T1">W</text:span><text:span text:style-name="T2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2" draw:style-name="gr21" draw:text-style-name="P11" draw:layer="layout" svg:width="2.599cm" svg:height="0.73cm" draw:transform="rotate (-0.213104701668507) translate (5.644cm 1.924cm)">
          <text:p text:style-name="P2"><text:span text:style-name="T1">W</text:span><text:span text:style-name="T2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T</text:span><text:span text:style-name="MT1">i</text:span><text:span text:style-name="MT1">t</text:span><text:span text:style-name="MT1">e</text:span><text:span text:style-name="MT1">l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f</text:span><text:span text:style-name="MT1">o</text:span><text:span text:style-name="MT1">r</text:span><text:span text:style-name="MT1">m</text:span><text:span text:style-name="MT1">a</text:span><text:span text:style-name="MT1">t </text:span><text:span text:style-name="MT1">d</text:span><text:span text:style-name="MT1">u</text:span><text:span text:style-name="MT1">r</text:span><text:span text:style-name="MT1">c</text:span><text:span text:style-name="MT1">h</text:span><text:span text:style-name="MT1"> </text:span><text:span text:style-name="MT1">K</text:span><text:span text:style-name="MT1">l</text:span><text:span text:style-name="MT1">i</text:span><text:span text:style-name="MT1">c</text:span><text:span text:style-name="MT1">k</text:span><text:span text:style-name="MT1">e</text:span><text:span text:style-name="MT1">n</text:span><text:span text:style-name="MT1"> </text:span><text:span text:style-name="MT1">b</text:span><text:span text:style-name="MT1">e</text:span><text:span text:style-name="MT1">a</text:span><text:span text:style-name="MT1">r</text:span><text:span text:style-name="MT1">b</text:span><text:span text:style-name="MT1">e</text:span><text:span text:style-name="MT1">i</text:span><text:span text:style-name="MT1">t</text:span><text:span text:style-name="MT1">e</text:span><text:span text:style-name="MT1">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21-11-05">05.11.21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olie 1</dc:title>
    <meta:initial-creator>Windows-Benutzer</meta:initial-creator>
    <meta:editing-cycles>22</meta:editing-cycles>
    <meta:creation-date>2017-01-09T19:15:28</meta:creation-date>
    <dc:date>2021-11-05T14:45:42.846868367</dc:date>
    <meta:editing-duration>PT1M38S</meta:editing-duration>
    <meta:generator>LibreOffice/6.4.3.2$Linux_X86_64 LibreOffice_project/40$Build-2</meta:generator>
    <meta:document-statistic meta:object-count="7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